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360ae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360ae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360ae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360ae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360ae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360a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360ae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360ae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360ae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360ae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360ae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360ae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360ae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360ae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360ae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360ae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360ae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Emil Alejandro Faria Chaviel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31/10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702425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Elika Dayana Chaviel Rondón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680860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42.38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74" meta:non-whitespace-character-count="1006"/>
    <meta:template xlink:type="simple" xlink:actuate="onRequest" xlink:title="Normal" xlink:href=""/>
  </office:meta>
</office:document-meta>
</file>